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b0e39" officeooo:paragraph-rsid="001b0e39"/>
    </style:style>
    <style:style style:name="P2" style:family="paragraph" style:parent-style-name="Standard">
      <style:text-properties officeooo:rsid="001b0e39" officeooo:paragraph-rsid="001b0e39"/>
    </style:style>
    <style:style style:name="P3" style:family="paragraph" style:parent-style-name="Standard">
      <style:text-properties officeooo:rsid="001b0e39" officeooo:paragraph-rsid="001ba756"/>
    </style:style>
    <style:style style:name="T1" style:family="text">
      <style:text-properties officeooo:rsid="001ba7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 — <text:span text:style-name="T1">Количественная (порядковая), </text:span>возраст в пределах 20-25</text:p>
      <text:p text:style-name="P1">Gender — <text:span text:style-name="T1">Категориальная (номинальная) , </text:span>пол, значения — male, female</text:p>
      <text:p text:style-name="P1">AcademicPerformance — <text:span text:style-name="T1">Категориальная (порядковая) </text:span>успеваемость, значения — Below average, average, good, excellent</text:p>
      <text:p text:style-name="P1">TakingNoteInClass <text:s/>- <text:span text:style-name="T1">Категориальная (номинальная), </text:span>записывает ли студент что-то на лекциях, значения — no, sometimes, yes</text:p>
      <text:p text:style-name="P1">DepressionStatus — <text:span text:style-name="T1">Категориальная (номинальная), </text:span>наличие или отсутствие симптомов депрессии, значения - no, sometimes, yes</text:p>
      <text:p text:style-name="P3">FaceChallangesToCompleteAcademicTask — <text:span text:style-name="T1">Категориальная (номинальная), </text:span>наличие сложностей при решении академических задач, значения — no, sometimes, yes</text:p>
      <text:p text:style-name="P3">LikePresentation — <text:span text:style-name="T1">Категориальная (номинальная), </text:span>отношение к формам презентации, значения — yes, no</text:p>
      <text:p text:style-name="P1">SleepPerDayHours — <text:span text:style-name="T1">Количественная (интервальная, номинальная, относительная) </text:span>количество часов сна в сутки в пределах 4-12</text:p>
      <text:p text:style-name="P3">NumberOfFriend — <text:span text:style-name="T1">Количественная (интервальная, номинальная, относительная), </text:span>количество друзей в пределах от 0 до 100</text:p>
      <text:p text:style-name="P3">LikeNewThings — <text:span text:style-name="T1">Категориальная (номинальная), </text:span>любит новые вещи и опыт, значения — yes, no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1:13:28.121375273</meta:creation-date>
    <dc:date>2024-02-19T11:32:46.106189838</dc:date>
    <meta:editing-duration>PT13M55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10" meta:word-count="112" meta:character-count="1059" meta:non-whitespace-character-count="941"/>
  </office:meta>
</office:document-meta>
</file>